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8219" officeooo:paragraph-rsid="000f8219"/>
    </style:style>
    <style:style style:name="P2" style:family="paragraph" style:parent-style-name="Standard" style:list-style-name="L1">
      <style:text-properties officeooo:rsid="000f8219" officeooo:paragraph-rsid="000f8219"/>
    </style:style>
    <style:style style:name="P3" style:family="paragraph" style:parent-style-name="Standard">
      <style:text-properties officeooo:rsid="000fb5dd" officeooo:paragraph-rsid="000fb5dd"/>
    </style:style>
    <style:style style:name="P4" style:family="paragraph" style:parent-style-name="Standard" style:list-style-name="L2">
      <style:text-properties officeooo:rsid="000fb5dd" officeooo:paragraph-rsid="000fb5d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cemburkové</text:p>
      <text:p text:style-name="P1"/>
      <text:p text:style-name="P1">Jan Lucemburský</text:p>
      <text:p text:style-name="P1">Karel</text:p>
      <text:p text:style-name="P1"/>
      <text:list xml:id="list4983493052192079479" text:style-name="L1">
        <text:list-item>
          <text:p text:style-name="P2">V roce 1342 se stal papežem Kliment VI. (Pierre d´Rossiere)</text:p>
          <text:list>
            <text:list-item>
              <text:p text:style-name="P2">Vychovatel</text:p>
            </text:list-item>
          </text:list>
        </text:list-item>
        <text:list-item>
          <text:p text:style-name="P2">1344 Pražské biskupství povýšilo na Arcibiskupství</text:p>
          <text:list>
            <text:list-item>
              <text:p text:style-name="P2">První arcibiskub Arnošt z Pardubic</text:p>
            </text:list-item>
            <text:list-item>
              <text:p text:style-name="P2">Oboustranně dobrý vztah mezi papežem a Lucemburky</text:p>
            </text:list-item>
            <text:list-item>
              <text:p text:style-name="P2">Pod vlivem Jana Lucemburského a Papeže kurfiřti schválí za dalšího císaře Karla</text:p>
              <text:list>
                <text:list-item>
                  <text:p text:style-name="P2">Ludvík Bavor se koruny odmítá vzdát</text:p>
                </text:list-item>
                <text:list-item>
                  <text:p text:style-name="P2">Bitva u Kresčaku</text:p>
                  <text:list>
                    <text:list-item>
                      <text:p text:style-name="P2">Jan Lucemburský již slepý padl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První oficiální korunovace se neudála v Cáchách ale v Bonnu, rok 1346</text:p>
          <text:list>
            <text:list-item>
              <text:p text:style-name="P2">Karel musí přes němeco cestovat v přestrojení</text:p>
            </text:list-item>
          </text:list>
        </text:list-item>
      </text:list>
      <text:p text:style-name="P1"/>
      <text:p text:style-name="P3">Karel IV.</text:p>
      <text:list xml:id="list4583239933527481326" text:style-name="L2">
        <text:list-item>
          <text:p text:style-name="P4">Německá historie nemá Karla ráda?</text:p>
        </text:list-item>
        <text:list-item>
          <text:p text:style-name="P4">Zasloužil se o vzestup českých zemí</text:p>
        </text:list-item>
        <text:list-item>
          <text:p text:style-name="P4">1348 založil Karel IV novou čtvrť → Nové město</text:p>
          <text:list>
            <text:list-item>
              <text:p text:style-name="P4">Půdorys města Jeruzaléma?</text:p>
            </text:list-item>
            <text:list-item>
              <text:p text:style-name="P4">Centrem měla být 3 náměstí</text:p>
              <text:list>
                <text:list-item>
                  <text:p text:style-name="P4">Dobytčí trh → Karolovo, Koňský trh → Václavské, Senovážné náměstí </text:p>
                </text:list-item>
                <text:list-item>
                  <text:p text:style-name="P4">Praha byla větší než Londýn, největší město Evropy</text:p>
                </text:list-item>
              </text:list>
            </text:list-item>
          </text:list>
        </text:list-item>
        <text:list-item>
          <text:p text:style-name="P4">Založení Karlovy univerzit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1:20:48.396175772</meta:creation-date>
    <dc:date>2018-11-12T12:02:49.931501628</dc:date>
    <meta:editing-duration>PT8M31S</meta:editing-duration>
    <meta:editing-cycles>1</meta:editing-cycles>
    <meta:document-statistic meta:table-count="0" meta:image-count="0" meta:object-count="0" meta:page-count="1" meta:paragraph-count="23" meta:word-count="148" meta:character-count="844" meta:non-whitespace-character-count="737"/>
    <meta:generator>LibreOffice/5.1.6.2$Linux_x86 LibreOffice_project/10m0$Build-2</meta:generator>
  </office:meta>
</office:document-meta>
</file>